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Normal_20_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string" calcext:value-type="string">
            <text:p>Jud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urt</text:p>
          </table:table-cell>
          <table:table-cell office:value-type="string" calcext:value-type="string">
            <text:p>HHBurton</text:p>
          </table:table-cell>
          <table:table-cell office:value-type="string" calcext:value-type="string">
            <text:p>RHJackson</text:p>
          </table:table-cell>
          <table:table-cell office:value-type="string" calcext:value-type="string">
            <text:p>WODouglas</text:p>
          </table:table-cell>
          <table:table-cell office:value-type="string" calcext:value-type="string">
            <text:p>FFrankfurter</text:p>
          </table:table-cell>
          <table:table-cell office:value-type="string" calcext:value-type="string">
            <text:p>SFReed</text:p>
          </table:table-cell>
          <table:table-cell office:value-type="string" calcext:value-type="string">
            <text:p>HLBlack</text:p>
          </table:table-cell>
          <table:table-cell office:value-type="string" calcext:value-type="string">
            <text:p>WBRutelage</text:p>
          </table:table-cell>
          <table:table-cell office:value-type="string" calcext:value-type="string">
            <text:p>FMurphy</text:p>
          </table:table-cell>
          <table:table-cell office:value-type="string" calcext:value-type="string">
            <text:p>FMVinson</text:p>
          </table:table-cell>
          <table:table-cell office:value-type="string" calcext:value-type="string">
            <text:p>TCClark</text:p>
          </table:table-cell>
          <table:table-cell office:value-type="string" calcext:value-type="string">
            <text:p>SMinton</text:p>
          </table:table-cell>
          <table:table-cell office:value-type="string" calcext:value-type="string">
            <text:p>EWarren</text:p>
          </table:table-cell>
          <table:table-cell office:value-type="string" calcext:value-type="string">
            <text:p>JHarlan2</text:p>
          </table:table-cell>
          <table:table-cell office:value-type="string" calcext:value-type="string">
            <text:p>WJBrennan</text:p>
          </table:table-cell>
          <table:table-cell office:value-type="string" calcext:value-type="string">
            <text:p>CEWhittaker</text:p>
          </table:table-cell>
          <table:table-cell office:value-type="string" calcext:value-type="string">
            <text:p>PStewart</text:p>
          </table:table-cell>
          <table:table-cell office:value-type="string" calcext:value-type="string">
            <text:p>BRWhite</text:p>
          </table:table-cell>
          <table:table-cell office:value-type="string" calcext:value-type="string">
            <text:p>AJGoldberg</text:p>
          </table:table-cell>
          <table:table-cell office:value-type="string" calcext:value-type="string">
            <text:p>AFortas</text:p>
          </table:table-cell>
          <table:table-cell office:value-type="string" calcext:value-type="string">
            <text:p>TMarshall</text:p>
          </table:table-cell>
          <table:table-cell office:value-type="string" calcext:value-type="string">
            <text:p>WEBurger</text:p>
          </table:table-cell>
          <table:table-cell office:value-type="string" calcext:value-type="string">
            <text:p>HABlackmun</text:p>
          </table:table-cell>
          <table:table-cell office:value-type="string" calcext:value-type="string">
            <text:p>LFPowell</text:p>
          </table:table-cell>
          <table:table-cell office:value-type="string" calcext:value-type="string">
            <text:p>WHReinquist</text:p>
          </table:table-cell>
          <table:table-cell office:value-type="string" calcext:value-type="string">
            <text:p>JPStevens</text:p>
          </table:table-cell>
          <table:table-cell office:value-type="string" calcext:value-type="string">
            <text:p>SDOConnor</text:p>
          </table:table-cell>
          <table:table-cell office:value-type="string" calcext:value-type="string">
            <text:p>AScalia</text:p>
          </table:table-cell>
          <table:table-cell office:value-type="string" calcext:value-type="string">
            <text:p>AMKennedy</text:p>
          </table:table-cell>
          <table:table-cell office:value-type="string" calcext:value-type="string">
            <text:p>DHSouter</text:p>
          </table:table-cell>
          <table:table-cell office:value-type="string" calcext:value-type="string">
            <text:p>CThomas</text:p>
          </table:table-cell>
          <table:table-cell office:value-type="string" calcext:value-type="string">
            <text:p>RBGinsburg</text:p>
          </table:table-cell>
          <table:table-cell office:value-type="string" calcext:value-type="string">
            <text:p>SGBreyer</text:p>
          </table:table-cell>
          <table:table-cell office:value-type="string" calcext:value-type="string">
            <text:p>JGRoberts</text:p>
          </table:table-cell>
          <table:table-cell office:value-type="string" calcext:value-type="string">
            <text:p>SAAlito</text:p>
          </table:table-cell>
          <table:table-cell office:value-type="string" calcext:value-type="string">
            <text:p>SSotomayer</text:p>
          </table:table-cell>
          <table:table-cell office:value-type="string" calcext:value-type="string">
            <text:p>EKagan</text:p>
          </table:table-cell>
          <table:table-cell office:value-type="string" calcext:value-type="string">
            <text:p>Average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-25.7564145418697" calcext:value-type="float">
            <text:p>-25.7564145419</text:p>
          </table:table-cell>
          <table:table-cell table:style-name="ce1" office:value-type="float" office:value="16.4569015532848" calcext:value-type="float">
            <text:p>16.4569015533</text:p>
          </table:table-cell>
          <table:table-cell table:style-name="ce1" office:value-type="float" office:value="-2.0581480577072" calcext:value-type="float">
            <text:p>-2.0581480577</text:p>
          </table:table-cell>
          <table:table-cell table:style-name="ce1" office:value-type="float" office:value="-13.5996095665728" calcext:value-type="float">
            <text:p>-13.5996095666</text:p>
          </table:table-cell>
          <table:table-cell table:style-name="ce1" office:value-type="float" office:value="0.207634916202363" calcext:value-type="float">
            <text:p>0.2076349162</text:p>
          </table:table-cell>
          <table:table-cell table:style-name="ce1" office:value-type="float" office:value="-27.1893597780923" calcext:value-type="float">
            <text:p>-27.1893597781</text:p>
          </table:table-cell>
          <table:table-cell table:style-name="ce1" office:value-type="float" office:value="-24.3860940376697" calcext:value-type="float">
            <text:p>-24.3860940377</text:p>
          </table:table-cell>
          <table:table-cell table:style-name="ce1" office:value-type="float" office:value="1.05145744058909" calcext:value-type="float">
            <text:p>1.0514574406</text:p>
          </table:table-cell>
          <table:table-cell table:style-name="ce1" office:value-type="float" office:value="7.62581253626031" calcext:value-type="float">
            <text:p>7.6258125363</text:p>
          </table:table-cell>
          <table:table-cell table:number-columns-repeated="27"/>
          <table:table-cell table:style-name="ce1" office:value-type="float" office:value="-7.51642439284168" calcext:value-type="float">
            <text:p>-7.516424392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-13.4837240305141" calcext:value-type="float">
            <text:p>-13.4837240305</text:p>
          </table:table-cell>
          <table:table-cell table:style-name="ce1" office:value-type="float" office:value="-4.36934272645099" calcext:value-type="float">
            <text:p>-4.3693427265</text:p>
          </table:table-cell>
          <table:table-cell table:style-name="ce1" office:value-type="float" office:value="-12.9723852249893" calcext:value-type="float">
            <text:p>-12.972385225</text:p>
          </table:table-cell>
          <table:table-cell table:style-name="ce1" office:value-type="float" office:value="11.1264204808651" calcext:value-type="float">
            <text:p>11.1264204809</text:p>
          </table:table-cell>
          <table:table-cell table:style-name="ce1" office:value-type="float" office:value="-14.8240006369924" calcext:value-type="float">
            <text:p>-14.824000637</text:p>
          </table:table-cell>
          <table:table-cell table:style-name="ce1" office:value-type="float" office:value="-7.91504142076111" calcext:value-type="float">
            <text:p>-7.9150414208</text:p>
          </table:table-cell>
          <table:table-cell table:number-columns-repeated="2"/>
          <table:table-cell table:style-name="ce1" office:value-type="float" office:value="-27.2227048625553" calcext:value-type="float">
            <text:p>-27.2227048626</text:p>
          </table:table-cell>
          <table:table-cell table:style-name="ce1" office:value-type="float" office:value="-15.1428838703031" calcext:value-type="float">
            <text:p>-15.1428838703</text:p>
          </table:table-cell>
          <table:table-cell table:style-name="ce1" office:value-type="float" office:value="-26.2931358916079" calcext:value-type="float">
            <text:p>-26.2931358916</text:p>
          </table:table-cell>
          <table:table-cell table:number-columns-repeated="25"/>
          <table:table-cell table:style-name="ce1" office:value-type="float" office:value="-12.3440886870344" calcext:value-type="float">
            <text:p>-12.344088687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-3.01792222284262" calcext:value-type="float">
            <text:p>-3.0179222228</text:p>
          </table:table-cell>
          <table:table-cell table:style-name="ce1" office:value-type="float" office:value="4.35157719341013" calcext:value-type="float">
            <text:p>4.3515771934</text:p>
          </table:table-cell>
          <table:table-cell table:style-name="ce1" office:value-type="float" office:value="-23.046208616229" calcext:value-type="float">
            <text:p>-23.0462086162</text:p>
          </table:table-cell>
          <table:table-cell table:style-name="ce1" office:value-type="float" office:value="1.12194569020569" calcext:value-type="float">
            <text:p>1.1219456902</text:p>
          </table:table-cell>
          <table:table-cell table:style-name="ce1" office:value-type="float" office:value="7.99747674315436" calcext:value-type="float">
            <text:p>7.9974767432</text:p>
          </table:table-cell>
          <table:table-cell table:style-name="ce1" office:value-type="float" office:value="-11.8384730887327" calcext:value-type="float">
            <text:p>-11.8384730887</text:p>
          </table:table-cell>
          <table:table-cell table:number-columns-repeated="3"/>
          <table:table-cell table:style-name="ce1" office:value-type="float" office:value="0.891403941322539" calcext:value-type="float">
            <text:p>0.8914039413</text:p>
          </table:table-cell>
          <table:table-cell table:style-name="ce1" office:value-type="float" office:value="2.14613785838149" calcext:value-type="float">
            <text:p>2.1461378584</text:p>
          </table:table-cell>
          <table:table-cell table:style-name="ce1" office:value-type="float" office:value="3.41008914393307" calcext:value-type="float">
            <text:p>3.4100891439</text:p>
          </table:table-cell>
          <table:table-cell table:number-columns-repeated="24"/>
          <table:table-cell table:style-name="ce1" office:value-type="float" office:value="-1.998219261933" calcext:value-type="float">
            <text:p>-1.9982192619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913438757698112" calcext:value-type="float">
            <text:p>0.9134387577</text:p>
          </table:table-cell>
          <table:table-cell/>
          <table:table-cell table:style-name="ce1" office:value-type="float" office:value="-14.2187308945088" calcext:value-type="float">
            <text:p>-14.2187308945</text:p>
          </table:table-cell>
          <table:table-cell table:style-name="ce1" office:value-type="float" office:value="-5.41333263140222" calcext:value-type="float">
            <text:p>-5.4133326314</text:p>
          </table:table-cell>
          <table:table-cell table:style-name="ce1" office:value-type="float" office:value="4.12118718057568" calcext:value-type="float">
            <text:p>4.1211871806</text:p>
          </table:table-cell>
          <table:table-cell table:style-name="ce1" office:value-type="float" office:value="-6.93358083648913" calcext:value-type="float">
            <text:p>-6.9335808365</text:p>
          </table:table-cell>
          <table:table-cell table:number-columns-repeated="3"/>
          <table:table-cell table:style-name="ce1" office:value-type="float" office:value="19.6973661359643" calcext:value-type="float">
            <text:p>19.697366136</text:p>
          </table:table-cell>
          <table:table-cell table:style-name="ce1" office:value-type="float" office:value="-11.5464335085931" calcext:value-type="float">
            <text:p>-11.5464335086</text:p>
          </table:table-cell>
          <table:table-cell table:style-name="ce1" office:value-type="float" office:value="-7.78093111766813" calcext:value-type="float">
            <text:p>-7.7809311177</text:p>
          </table:table-cell>
          <table:table-cell table:style-name="ce1" office:value-type="float" office:value="-14.0538827979649" calcext:value-type="float">
            <text:p>-14.053882798</text:p>
          </table:table-cell>
          <table:table-cell table:number-columns-repeated="23"/>
          <table:table-cell table:style-name="ce1" office:value-type="float" office:value="-3.9127666347098" calcext:value-type="float">
            <text:p>-3.9127666347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-0.97089394753016" calcext:value-type="float">
            <text:p>-0.9708939475</text:p>
          </table:table-cell>
          <table:table-cell/>
          <table:table-cell table:style-name="ce1" office:value-type="float" office:value="-3.92873631520416" calcext:value-type="float">
            <text:p>-3.9287363152</text:p>
          </table:table-cell>
          <table:table-cell table:style-name="ce1" office:value-type="float" office:value="0.0912599541184997" calcext:value-type="float">
            <text:p>0.0912599541</text:p>
          </table:table-cell>
          <table:table-cell table:style-name="ce1" office:value-type="float" office:value="7.68849971920254" calcext:value-type="float">
            <text:p>7.6884997192</text:p>
          </table:table-cell>
          <table:table-cell table:style-name="ce1" office:value-type="float" office:value="0.21367871291589" calcext:value-type="float">
            <text:p>0.2136787129</text:p>
          </table:table-cell>
          <table:table-cell table:number-columns-repeated="3"/>
          <table:table-cell table:style-name="ce1" office:value-type="float" office:value="-4.83223796600338" calcext:value-type="float">
            <text:p>-4.832237966</text:p>
          </table:table-cell>
          <table:table-cell/>
          <table:table-cell table:style-name="ce1" office:value-type="float" office:value="-0.123366153100503" calcext:value-type="float">
            <text:p>-0.1233661531</text:p>
          </table:table-cell>
          <table:table-cell table:style-name="ce1" office:value-type="float" office:value="-8.45687355031931" calcext:value-type="float">
            <text:p>-8.4568735503</text:p>
          </table:table-cell>
          <table:table-cell table:style-name="ce1" office:value-type="float" office:value="12.7475004174508" calcext:value-type="float">
            <text:p>12.7475004175</text:p>
          </table:table-cell>
          <table:table-cell table:number-columns-repeated="22"/>
          <table:table-cell table:style-name="ce1" office:value-type="float" office:value="0.269870096836685" calcext:value-type="float">
            <text:p>0.269870096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-12.4590571352959" calcext:value-type="float">
            <text:p>-12.4590571353</text:p>
          </table:table-cell>
          <table:table-cell/>
          <table:table-cell table:style-name="ce1" office:value-type="float" office:value="-13.0244758362251" calcext:value-type="float">
            <text:p>-13.0244758362</text:p>
          </table:table-cell>
          <table:table-cell table:style-name="ce1" office:value-type="float" office:value="19.2538258820803" calcext:value-type="float">
            <text:p>19.2538258821</text:p>
          </table:table-cell>
          <table:table-cell/>
          <table:table-cell table:style-name="ce1" office:value-type="float" office:value="-3.73786361322555" calcext:value-type="float">
            <text:p>-3.7378636132</text:p>
          </table:table-cell>
          <table:table-cell table:number-columns-repeated="3"/>
          <table:table-cell table:style-name="ce1" office:value-type="float" office:value="18.3859017545086" calcext:value-type="float">
            <text:p>18.3859017545</text:p>
          </table:table-cell>
          <table:table-cell/>
          <table:table-cell table:style-name="ce1" office:value-type="float" office:value="1.47709083637615" calcext:value-type="float">
            <text:p>1.4770908364</text:p>
          </table:table-cell>
          <table:table-cell table:style-name="ce1" office:value-type="float" office:value="-21.1660752765658" calcext:value-type="float">
            <text:p>-21.1660752766</text:p>
          </table:table-cell>
          <table:table-cell table:style-name="ce1" office:value-type="float" office:value="-4.17354115837539" calcext:value-type="float">
            <text:p>-4.1735411584</text:p>
          </table:table-cell>
          <table:table-cell table:style-name="ce1" office:value-type="float" office:value="-5.58569253628539" calcext:value-type="float">
            <text:p>-5.5856925363</text:p>
          </table:table-cell>
          <table:table-cell table:number-columns-repeated="21"/>
          <table:table-cell table:style-name="ce1" office:value-type="float" office:value="-2.33665412033424" calcext:value-type="float">
            <text:p>-2.3366541203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/>
          <table:table-cell/>
          <table:table-cell table:style-name="ce1" office:value-type="float" office:value="-4.79688202680162" calcext:value-type="float">
            <text:p>-4.7968820268</text:p>
          </table:table-cell>
          <table:table-cell table:style-name="ce1" office:value-type="float" office:value="21.2866099046311" calcext:value-type="float">
            <text:p>21.2866099046</text:p>
          </table:table-cell>
          <table:table-cell/>
          <table:table-cell table:style-name="ce1" office:value-type="float" office:value="-3.56853639131195" calcext:value-type="float">
            <text:p>-3.5685363913</text:p>
          </table:table-cell>
          <table:table-cell table:number-columns-repeated="3"/>
          <table:table-cell table:style-name="ce1" office:value-type="float" office:value="25.9185621841303" calcext:value-type="float">
            <text:p>25.9185621841</text:p>
          </table:table-cell>
          <table:table-cell/>
          <table:table-cell table:style-name="ce1" office:value-type="float" office:value="1.37414064232928" calcext:value-type="float">
            <text:p>1.3741406423</text:p>
          </table:table-cell>
          <table:table-cell table:style-name="ce1" office:value-type="float" office:value="-27.7169510777531" calcext:value-type="float">
            <text:p>-27.7169510778</text:p>
          </table:table-cell>
          <table:table-cell table:style-name="ce1" office:value-type="float" office:value="12.6379976279253" calcext:value-type="float">
            <text:p>12.6379976279</text:p>
          </table:table-cell>
          <table:table-cell table:style-name="ce1" office:value-type="float" office:value="8.79229606898942" calcext:value-type="float">
            <text:p>8.792296069</text:p>
          </table:table-cell>
          <table:table-cell table:style-name="ce1" office:value-type="float" office:value="31.2701679232645" calcext:value-type="float">
            <text:p>31.2701679233</text:p>
          </table:table-cell>
          <table:table-cell table:number-columns-repeated="20"/>
          <table:table-cell table:style-name="ce1" office:value-type="float" office:value="7.24415609504481" calcext:value-type="float">
            <text:p>7.244156095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/>
          <table:table-cell/>
          <table:table-cell table:style-name="ce1" office:value-type="float" office:value="-7.34666056135004" calcext:value-type="float">
            <text:p>-7.3466605614</text:p>
          </table:table-cell>
          <table:table-cell table:style-name="ce1" office:value-type="float" office:value="0.490907175143323" calcext:value-type="float">
            <text:p>0.4909071751</text:p>
          </table:table-cell>
          <table:table-cell/>
          <table:table-cell table:style-name="ce1" office:value-type="float" office:value="5.29990726350505" calcext:value-type="float">
            <text:p>5.2999072635</text:p>
          </table:table-cell>
          <table:table-cell table:number-columns-repeated="3"/>
          <table:table-cell table:style-name="ce1" office:value-type="float" office:value="3.33213724795237" calcext:value-type="float">
            <text:p>3.332137248</text:p>
          </table:table-cell>
          <table:table-cell/>
          <table:table-cell table:style-name="ce1" office:value-type="float" office:value="-2.19484337505833" calcext:value-type="float">
            <text:p>-2.1948433751</text:p>
          </table:table-cell>
          <table:table-cell table:style-name="ce1" office:value-type="float" office:value="-8.54780397951367" calcext:value-type="float">
            <text:p>-8.5478039795</text:p>
          </table:table-cell>
          <table:table-cell table:style-name="ce1" office:value-type="float" office:value="10.1252658220598" calcext:value-type="float">
            <text:p>10.1252658221</text:p>
          </table:table-cell>
          <table:table-cell/>
          <table:table-cell table:style-name="ce1" office:value-type="float" office:value="9.7349776051588" calcext:value-type="float">
            <text:p>9.7349776052</text:p>
          </table:table-cell>
          <table:table-cell table:style-name="ce1" office:value-type="float" office:value="-1.07239317402771" calcext:value-type="float">
            <text:p>-1.072393174</text:p>
          </table:table-cell>
          <table:table-cell table:number-columns-repeated="19"/>
          <table:table-cell table:style-name="ce1" office:value-type="float" office:value="1.09127711376329" calcext:value-type="float">
            <text:p>1.091277113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/>
          <table:table-cell/>
          <table:table-cell table:style-name="ce1" office:value-type="float" office:value="-8.33884975930243" calcext:value-type="float">
            <text:p>-8.3388497593</text:p>
          </table:table-cell>
          <table:table-cell table:number-columns-repeated="2"/>
          <table:table-cell table:style-name="ce1" office:value-type="float" office:value="19.7239079437906" calcext:value-type="float">
            <text:p>19.7239079438</text:p>
          </table:table-cell>
          <table:table-cell table:number-columns-repeated="3"/>
          <table:table-cell table:style-name="ce1" office:value-type="float" office:value="-3.67740972936755" calcext:value-type="float">
            <text:p>-3.6774097294</text:p>
          </table:table-cell>
          <table:table-cell/>
          <table:table-cell table:style-name="ce1" office:value-type="float" office:value="-1.61298541925747" calcext:value-type="float">
            <text:p>-1.6129854193</text:p>
          </table:table-cell>
          <table:table-cell table:style-name="ce1" office:value-type="float" office:value="-21.8829395239685" calcext:value-type="float">
            <text:p>-21.882939524</text:p>
          </table:table-cell>
          <table:table-cell table:style-name="ce1" office:value-type="float" office:value="-19.3799652488183" calcext:value-type="float">
            <text:p>-19.3799652488</text:p>
          </table:table-cell>
          <table:table-cell/>
          <table:table-cell table:style-name="ce1" office:value-type="float" office:value="32.7486899835533" calcext:value-type="float">
            <text:p>32.7486899836</text:p>
          </table:table-cell>
          <table:table-cell table:style-name="ce1" office:value-type="float" office:value="-28.7462719827569" calcext:value-type="float">
            <text:p>-28.7462719828</text:p>
          </table:table-cell>
          <table:table-cell table:style-name="ce1" office:value-type="float" office:value="-1.92213753637285" calcext:value-type="float">
            <text:p>-1.9221375364</text:p>
          </table:table-cell>
          <table:table-cell table:number-columns-repeated="12"/>
          <table:table-cell table:style-name="ce1" table:number-columns-repeated="2"/>
          <table:table-cell table:number-columns-repeated="4"/>
          <table:table-cell table:style-name="ce1" office:value-type="float" office:value="-3.6764401413889" calcext:value-type="float">
            <text:p>-3.6764401414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-6.48381268136905" calcext:value-type="float">
            <text:p>-6.4838126814</text:p>
          </table:table-cell>
          <table:table-cell table:number-columns-repeated="2"/>
          <table:table-cell table:style-name="ce1" office:value-type="float" office:value="14.8647767540123" calcext:value-type="float">
            <text:p>14.864776754</text:p>
          </table:table-cell>
          <table:table-cell table:number-columns-repeated="3"/>
          <table:table-cell table:style-name="ce1" office:value-type="float" office:value="-2.21208121203137" calcext:value-type="float">
            <text:p>-2.212081212</text:p>
          </table:table-cell>
          <table:table-cell/>
          <table:table-cell table:style-name="ce1" office:value-type="float" office:value="-24.7374115350846" calcext:value-type="float">
            <text:p>-24.7374115351</text:p>
          </table:table-cell>
          <table:table-cell table:style-name="ce1" office:value-type="float" office:value="-16.7798646109802" calcext:value-type="float">
            <text:p>-16.779864611</text:p>
          </table:table-cell>
          <table:table-cell table:style-name="ce1" office:value-type="float" office:value="2.27178887070644" calcext:value-type="float">
            <text:p>2.2717888707</text:p>
          </table:table-cell>
          <table:table-cell/>
          <table:table-cell table:style-name="ce1" office:value-type="float" office:value="0.309782918261217" calcext:value-type="float">
            <text:p>0.3097829183</text:p>
          </table:table-cell>
          <table:table-cell table:style-name="ce1" office:value-type="float" office:value="8.12546478398378" calcext:value-type="float">
            <text:p>8.125464784</text:p>
          </table:table-cell>
          <table:table-cell/>
          <table:table-cell table:style-name="ce1" office:value-type="float" office:value="27.040945047857" calcext:value-type="float">
            <text:p>27.0409450479</text:p>
          </table:table-cell>
          <table:table-cell table:number-columns-repeated="11"/>
          <table:table-cell table:style-name="ce1" table:number-columns-repeated="2"/>
          <table:table-cell table:number-columns-repeated="4"/>
          <table:table-cell table:style-name="ce1" office:value-type="float" office:value="0.266620926150609" calcext:value-type="float">
            <text:p>0.2666209262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style-name="ce1" office:value-type="float" office:value="15.812989281647" calcext:value-type="float">
            <text:p>15.8129892816</text:p>
          </table:table-cell>
          <table:table-cell table:number-columns-repeated="2"/>
          <table:table-cell table:style-name="ce1" office:value-type="float" office:value="13.2348288731235" calcext:value-type="float">
            <text:p>13.2348288731</text:p>
          </table:table-cell>
          <table:table-cell table:number-columns-repeated="5"/>
          <table:table-cell table:style-name="ce1" office:value-type="float" office:value="-25.4024261184433" calcext:value-type="float">
            <text:p>-25.4024261184</text:p>
          </table:table-cell>
          <table:table-cell table:style-name="ce1" office:value-type="float" office:value="1.88543847023708" calcext:value-type="float">
            <text:p>1.8854384702</text:p>
          </table:table-cell>
          <table:table-cell table:style-name="ce1" office:value-type="float" office:value="-6.55157422206508" calcext:value-type="float">
            <text:p>-6.5515742221</text:p>
          </table:table-cell>
          <table:table-cell/>
          <table:table-cell table:style-name="ce1" office:value-type="float" office:value="5.7174211453015" calcext:value-type="float">
            <text:p>5.7174211453</text:p>
          </table:table-cell>
          <table:table-cell table:style-name="ce1" office:value-type="float" office:value="-9.60103083078478" calcext:value-type="float">
            <text:p>-9.6010308308</text:p>
          </table:table-cell>
          <table:table-cell/>
          <table:table-cell table:style-name="ce1" office:value-type="float" office:value="21.5177480043867" calcext:value-type="float">
            <text:p>21.5177480044</text:p>
          </table:table-cell>
          <table:table-cell table:style-name="ce1" office:value-type="float" office:value="-19.9539852372869" calcext:value-type="float">
            <text:p>-19.9539852373</text:p>
          </table:table-cell>
          <table:table-cell table:number-columns-repeated="10"/>
          <table:table-cell table:style-name="ce1" table:number-columns-repeated="2"/>
          <table:table-cell table:number-columns-repeated="4"/>
          <table:table-cell table:style-name="ce1" office:value-type="float" office:value="-0.371176737098261" calcext:value-type="float">
            <text:p>-0.3711767371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10.8613500075048" calcext:value-type="float">
            <text:p>10.8613500075</text:p>
          </table:table-cell>
          <table:table-cell table:number-columns-repeated="2"/>
          <table:table-cell table:style-name="ce1" office:value-type="float" office:value="8.64943619530063" calcext:value-type="float">
            <text:p>8.6494361953</text:p>
          </table:table-cell>
          <table:table-cell table:number-columns-repeated="6"/>
          <table:table-cell table:style-name="ce1" office:value-type="float" office:value="3.65647965371762" calcext:value-type="float">
            <text:p>3.6564796537</text:p>
          </table:table-cell>
          <table:table-cell table:style-name="ce1" office:value-type="float" office:value="-10.4405634756922" calcext:value-type="float">
            <text:p>-10.4405634757</text:p>
          </table:table-cell>
          <table:table-cell/>
          <table:table-cell table:style-name="ce1" office:value-type="float" office:value="10.4665488898069" calcext:value-type="float">
            <text:p>10.4665488898</text:p>
          </table:table-cell>
          <table:table-cell table:style-name="ce1" office:value-type="float" office:value="-4.75902690172333" calcext:value-type="float">
            <text:p>-4.7590269017</text:p>
          </table:table-cell>
          <table:table-cell table:number-columns-repeated="2"/>
          <table:table-cell table:style-name="ce1" office:value-type="float" office:value="-4.62948018432245" calcext:value-type="float">
            <text:p>-4.6294801843</text:p>
          </table:table-cell>
          <table:table-cell table:style-name="ce1" office:value-type="float" office:value="-10.8858773967965" calcext:value-type="float">
            <text:p>-10.8858773968</text:p>
          </table:table-cell>
          <table:table-cell table:number-columns-repeated="9"/>
          <table:table-cell table:style-name="ce1" table:number-columns-repeated="2"/>
          <table:table-cell table:number-columns-repeated="4"/>
          <table:table-cell table:style-name="ce1" office:value-type="float" office:value="0.324318531977271" calcext:value-type="float">
            <text:p>0.324318532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1" office:value-type="float" office:value="14.9815998720965" calcext:value-type="float">
            <text:p>14.9815998721</text:p>
          </table:table-cell>
          <table:table-cell table:number-columns-repeated="2"/>
          <table:table-cell table:style-name="ce1" office:value-type="float" office:value="-2.62389185109408" calcext:value-type="float">
            <text:p>-2.6238918511</text:p>
          </table:table-cell>
          <table:table-cell table:number-columns-repeated="6"/>
          <table:table-cell table:style-name="ce1" office:value-type="float" office:value="-15.574880831132" calcext:value-type="float">
            <text:p>-15.5748808311</text:p>
          </table:table-cell>
          <table:table-cell table:style-name="ce1" office:value-type="float" office:value="-0.961046758319511" calcext:value-type="float">
            <text:p>-0.9610467583</text:p>
          </table:table-cell>
          <table:table-cell/>
          <table:table-cell table:style-name="ce1" office:value-type="float" office:value="24.626548502138" calcext:value-type="float">
            <text:p>24.6265485021</text:p>
          </table:table-cell>
          <table:table-cell table:style-name="ce1" office:value-type="float" office:value="-12.2936363260449" calcext:value-type="float">
            <text:p>-12.293636326</text:p>
          </table:table-cell>
          <table:table-cell table:number-columns-repeated="2"/>
          <table:table-cell table:style-name="ce1" office:value-type="float" office:value="0.901099268904659" calcext:value-type="float">
            <text:p>0.9010992689</text:p>
          </table:table-cell>
          <table:table-cell table:style-name="ce1" office:value-type="float" office:value="-4.19359593365688" calcext:value-type="float">
            <text:p>-4.1935959337</text:p>
          </table:table-cell>
          <table:table-cell table:style-name="ce1" office:value-type="float" office:value="2.886092866188" calcext:value-type="float">
            <text:p>2.8860928662</text:p>
          </table:table-cell>
          <table:table-cell table:number-columns-repeated="8"/>
          <table:table-cell table:style-name="ce1" table:number-columns-repeated="2"/>
          <table:table-cell table:number-columns-repeated="4"/>
          <table:table-cell table:style-name="ce1" office:value-type="float" office:value="0.860920978786639" calcext:value-type="float">
            <text:p>0.860920978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style-name="ce1" office:value-type="float" office:value="-25.1290957156432" calcext:value-type="float">
            <text:p>-25.1290957156</text:p>
          </table:table-cell>
          <table:table-cell table:number-columns-repeated="10"/>
          <table:table-cell table:style-name="ce1" office:value-type="float" office:value="-18.315785435639" calcext:value-type="float">
            <text:p>-18.3157854356</text:p>
          </table:table-cell>
          <table:table-cell/>
          <table:table-cell table:style-name="ce1" office:value-type="float" office:value="39.8716662246319" calcext:value-type="float">
            <text:p>39.8716662246</text:p>
          </table:table-cell>
          <table:table-cell table:style-name="ce1" office:value-type="float" office:value="-20.2638512545174" calcext:value-type="float">
            <text:p>-20.2638512545</text:p>
          </table:table-cell>
          <table:table-cell table:number-columns-repeated="2"/>
          <table:table-cell table:style-name="ce1" office:value-type="float" office:value="36.4836798358998" calcext:value-type="float">
            <text:p>36.4836798359</text:p>
          </table:table-cell>
          <table:table-cell table:style-name="ce1" office:value-type="float" office:value="0.887213300430088" calcext:value-type="float">
            <text:p>0.8872133004</text:p>
          </table:table-cell>
          <table:table-cell table:style-name="ce1" office:value-type="float" office:value="9.10277433354078" calcext:value-type="float">
            <text:p>9.1027743335</text:p>
          </table:table-cell>
          <table:table-cell table:style-name="ce1" office:value-type="float" office:value="-11.9756552492615" calcext:value-type="float">
            <text:p>-11.9756552493</text:p>
          </table:table-cell>
          <table:table-cell table:style-name="ce1" office:value-type="float" office:value="-5.70594691742397" calcext:value-type="float">
            <text:p>-5.7059469174</text:p>
          </table:table-cell>
          <table:table-cell table:number-columns-repeated="6"/>
          <table:table-cell table:style-name="ce1" table:number-columns-repeated="2"/>
          <table:table-cell table:number-columns-repeated="4"/>
          <table:table-cell table:style-name="ce1" office:value-type="float" office:value="0.550555458001948" calcext:value-type="float">
            <text:p>0.55055545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table:style-name="ce1"/>
          <table:table-cell table:number-columns-repeated="8"/>
          <table:table-cell table:style-name="ce1" office:value-type="float" office:value="-24.3133944929307" calcext:value-type="float">
            <text:p>-24.3133944929</text:p>
          </table:table-cell>
          <table:table-cell/>
          <table:table-cell table:style-name="ce1" office:value-type="float" office:value="-38.8849492017738" calcext:value-type="float">
            <text:p>-38.8849492018</text:p>
          </table:table-cell>
          <table:table-cell table:style-name="ce1" office:value-type="float" office:value="-46.9332269414405" calcext:value-type="float">
            <text:p>-46.9332269414</text:p>
          </table:table-cell>
          <table:table-cell table:number-columns-repeated="2"/>
          <table:table-cell table:style-name="ce1" office:value-type="float" office:value="-31.3440889875335" calcext:value-type="float">
            <text:p>-31.3440889875</text:p>
          </table:table-cell>
          <table:table-cell table:style-name="ce1" office:value-type="float" office:value="-1.73995673398923" calcext:value-type="float">
            <text:p>-1.739956734</text:p>
          </table:table-cell>
          <table:table-cell table:style-name="ce1" office:value-type="float" office:value="1.94067892421946" calcext:value-type="float">
            <text:p>1.9406789242</text:p>
          </table:table-cell>
          <table:table-cell table:style-name="ce1" office:value-type="float" office:value="-29.2731132532178" calcext:value-type="float">
            <text:p>-29.2731132532</text:p>
          </table:table-cell>
          <table:table-cell table:style-name="ce1" office:value-type="float" office:value="-4.27453062220061" calcext:value-type="float">
            <text:p>-4.2745306222</text:p>
          </table:table-cell>
          <table:table-cell table:style-name="ce1" office:value-type="float" office:value="-6.1240259862504" calcext:value-type="float">
            <text:p>-6.1240259863</text:p>
          </table:table-cell>
          <table:table-cell table:number-columns-repeated="5"/>
          <table:table-cell table:style-name="ce1" table:number-columns-repeated="2"/>
          <table:table-cell table:number-columns-repeated="4"/>
          <table:table-cell table:style-name="ce1" office:value-type="float" office:value="-20.1051785883463" calcext:value-type="float">
            <text:p>-20.1051785883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style-name="ce1"/>
          <table:table-cell table:number-columns-repeated="8"/>
          <table:table-cell table:style-name="ce1" office:value-type="float" office:value="52.3330918810049" calcext:value-type="float">
            <text:p>52.333091881</text:p>
          </table:table-cell>
          <table:table-cell table:number-columns-repeated="2"/>
          <table:table-cell table:style-name="ce1" office:value-type="float" office:value="-22.6139001044088" calcext:value-type="float">
            <text:p>-22.6139001044</text:p>
          </table:table-cell>
          <table:table-cell table:number-columns-repeated="2"/>
          <table:table-cell table:style-name="ce1" office:value-type="float" office:value="-31.2417799624189" calcext:value-type="float">
            <text:p>-31.2417799624</text:p>
          </table:table-cell>
          <table:table-cell table:style-name="ce1" office:value-type="float" office:value="9.62597115756094" calcext:value-type="float">
            <text:p>9.6259711576</text:p>
          </table:table-cell>
          <table:table-cell table:style-name="ce1" office:value-type="float" office:value="-34.85333401944" calcext:value-type="float">
            <text:p>-34.8533340194</text:p>
          </table:table-cell>
          <table:table-cell table:style-name="ce1" office:value-type="float" office:value="1.43642733127642" calcext:value-type="float">
            <text:p>1.4364273313</text:p>
          </table:table-cell>
          <table:table-cell table:style-name="ce1" office:value-type="float" office:value="-2.49303819290372" calcext:value-type="float">
            <text:p>-2.4930381929</text:p>
          </table:table-cell>
          <table:table-cell table:style-name="ce1" office:value-type="float" office:value="3.40792785171134" calcext:value-type="float">
            <text:p>3.4079278517</text:p>
          </table:table-cell>
          <table:table-cell table:style-name="ce1" office:value-type="float" office:value="13.366916275425" calcext:value-type="float">
            <text:p>13.3669162754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office:value-type="float" office:value="-1.22574642024364" calcext:value-type="float">
            <text:p>-1.2257464202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table:style-name="ce1"/>
          <table:table-cell table:number-columns-repeated="8"/>
          <table:table-cell table:style-name="ce1" office:value-type="float" office:value="-0.401119841879982" calcext:value-type="float">
            <text:p>-0.4011198419</text:p>
          </table:table-cell>
          <table:table-cell table:number-columns-repeated="2"/>
          <table:table-cell table:style-name="ce1" office:value-type="float" office:value="-6.30828080297282" calcext:value-type="float">
            <text:p>-6.308280803</text:p>
          </table:table-cell>
          <table:table-cell table:number-columns-repeated="2"/>
          <table:table-cell table:style-name="ce1" office:value-type="float" office:value="6.68977375770153" calcext:value-type="float">
            <text:p>6.6897737577</text:p>
          </table:table-cell>
          <table:table-cell/>
          <table:table-cell table:style-name="ce1" office:value-type="float" office:value="-10.3171779958328" calcext:value-type="float">
            <text:p>-10.3171779958</text:p>
          </table:table-cell>
          <table:table-cell table:style-name="ce1" office:value-type="float" office:value="3.96668927596468" calcext:value-type="float">
            <text:p>3.966689276</text:p>
          </table:table-cell>
          <table:table-cell table:style-name="ce1" office:value-type="float" office:value="-18.5645296428269" calcext:value-type="float">
            <text:p>-18.5645296428</text:p>
          </table:table-cell>
          <table:table-cell table:style-name="ce1" office:value-type="float" office:value="11.8387054869225" calcext:value-type="float">
            <text:p>11.8387054869</text:p>
          </table:table-cell>
          <table:table-cell table:style-name="ce1" office:value-type="float" office:value="-17.1831445280785" calcext:value-type="float">
            <text:p>-17.1831445281</text:p>
          </table:table-cell>
          <table:table-cell table:style-name="ce1" office:value-type="float" office:value="15.7931225915372" calcext:value-type="float">
            <text:p>15.7931225915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style-name="ce1" office:value-type="float" office:value="-1.60955129994057" calcext:value-type="float">
            <text:p>-1.6095512999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table:style-name="ce1"/>
          <table:table-cell table:number-columns-repeated="8"/>
          <table:table-cell table:style-name="ce1" office:value-type="float" office:value="-35.6934208210671" calcext:value-type="float">
            <text:p>-35.6934208211</text:p>
          </table:table-cell>
          <table:table-cell table:number-columns-repeated="2"/>
          <table:table-cell table:style-name="ce1" office:value-type="float" office:value="11.7341375127661" calcext:value-type="float">
            <text:p>11.7341375128</text:p>
          </table:table-cell>
          <table:table-cell table:number-columns-repeated="2"/>
          <table:table-cell table:style-name="ce1" office:value-type="float" office:value="-22.3925288110709" calcext:value-type="float">
            <text:p>-22.3925288111</text:p>
          </table:table-cell>
          <table:table-cell/>
          <table:table-cell table:style-name="ce1" office:value-type="float" office:value="-9.90769802437054" calcext:value-type="float">
            <text:p>-9.9076980244</text:p>
          </table:table-cell>
          <table:table-cell/>
          <table:table-cell table:style-name="ce1" office:value-type="float" office:value="29.0636629010576" calcext:value-type="float">
            <text:p>29.0636629011</text:p>
          </table:table-cell>
          <table:table-cell table:style-name="ce1" office:value-type="float" office:value="1.14518358649196" calcext:value-type="float">
            <text:p>1.1451835865</text:p>
          </table:table-cell>
          <table:table-cell table:style-name="ce1" office:value-type="float" office:value="3.77596834100747" calcext:value-type="float">
            <text:p>3.775968341</text:p>
          </table:table-cell>
          <table:table-cell table:style-name="ce1" office:value-type="float" office:value="-1.27737884390526" calcext:value-type="float">
            <text:p>-1.2773788439</text:p>
          </table:table-cell>
          <table:table-cell table:style-name="ce1" office:value-type="float" office:value="6.53773121657737" calcext:value-type="float">
            <text:p>6.5377312166</text:p>
          </table:table-cell>
          <table:table-cell table:number-columns-repeated="8"/>
          <table:table-cell table:style-name="ce1" office:value-type="float" office:value="-1.89048254916814" calcext:value-type="float">
            <text:p>-1.8904825492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table:style-name="ce1"/>
          <table:table-cell table:number-columns-repeated="11"/>
          <table:table-cell table:style-name="ce1" office:value-type="float" office:value="17.4989590539453" calcext:value-type="float">
            <text:p>17.4989590539</text:p>
          </table:table-cell>
          <table:table-cell table:number-columns-repeated="2"/>
          <table:table-cell table:style-name="ce1" office:value-type="float" office:value="-12.9017891913604" calcext:value-type="float">
            <text:p>-12.9017891914</text:p>
          </table:table-cell>
          <table:table-cell/>
          <table:table-cell table:style-name="ce1" office:value-type="float" office:value="-12.6002873793536" calcext:value-type="float">
            <text:p>-12.6002873794</text:p>
          </table:table-cell>
          <table:table-cell/>
          <table:table-cell table:style-name="ce1" office:value-type="float" office:value="-2.61667923169384" calcext:value-type="float">
            <text:p>-2.6166792317</text:p>
          </table:table-cell>
          <table:table-cell table:style-name="ce1" office:value-type="float" office:value="-1.92799377123278" calcext:value-type="float">
            <text:p>-1.9279937712</text:p>
          </table:table-cell>
          <table:table-cell table:style-name="ce1" office:value-type="float" office:value="-0.666922292624485" calcext:value-type="float">
            <text:p>-0.6669222926</text:p>
          </table:table-cell>
          <table:table-cell table:style-name="ce1" office:value-type="float" office:value="-7.56979462378489" calcext:value-type="float">
            <text:p>-7.5697946238</text:p>
          </table:table-cell>
          <table:table-cell table:style-name="ce1" office:value-type="float" office:value="13.107609217952" calcext:value-type="float">
            <text:p>13.107609218</text:p>
          </table:table-cell>
          <table:table-cell table:style-name="ce1" office:value-type="float" office:value="3.74426023749567" calcext:value-type="float">
            <text:p>3.7442602375</text:p>
          </table:table-cell>
          <table:table-cell table:number-columns-repeated="7"/>
          <table:table-cell table:style-name="ce1" office:value-type="float" office:value="-0.436959775628562" calcext:value-type="float">
            <text:p>-0.4369597756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table:style-name="ce1"/>
          <table:table-cell table:number-columns-repeated="11"/>
          <table:table-cell table:style-name="ce1" office:value-type="float" office:value="-20.6899798927681" calcext:value-type="float">
            <text:p>-20.6899798928</text:p>
          </table:table-cell>
          <table:table-cell table:number-columns-repeated="4"/>
          <table:table-cell table:style-name="ce1" office:value-type="float" office:value="-7.72798197219771" calcext:value-type="float">
            <text:p>-7.7279819722</text:p>
          </table:table-cell>
          <table:table-cell/>
          <table:table-cell table:style-name="ce1" office:value-type="float" office:value="-19.7270488113151" calcext:value-type="float">
            <text:p>-19.7270488113</text:p>
          </table:table-cell>
          <table:table-cell table:style-name="ce1" office:value-type="float" office:value="20.7671757614326" calcext:value-type="float">
            <text:p>20.7671757614</text:p>
          </table:table-cell>
          <table:table-cell table:style-name="ce1" office:value-type="float" office:value="1.90070797589749" calcext:value-type="float">
            <text:p>1.9007079759</text:p>
          </table:table-cell>
          <table:table-cell table:style-name="ce1" office:value-type="float" office:value="15.3830723140519" calcext:value-type="float">
            <text:p>15.3830723141</text:p>
          </table:table-cell>
          <table:table-cell table:style-name="ce1" office:value-type="float" office:value="4.53643409181335" calcext:value-type="float">
            <text:p>4.5364340918</text:p>
          </table:table-cell>
          <table:table-cell table:style-name="ce1" office:value-type="float" office:value="-1.97203022809788" calcext:value-type="float">
            <text:p>-1.9720302281</text:p>
          </table:table-cell>
          <table:table-cell table:style-name="ce1" office:value-type="float" office:value="-8.16219226143297" calcext:value-type="float">
            <text:p>-8.1621922614</text:p>
          </table:table-cell>
          <table:table-cell table:number-columns-repeated="6"/>
          <table:table-cell table:style-name="ce1" office:value-type="float" office:value="-1.74353811362405" calcext:value-type="float">
            <text:p>-1.7435381136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table:style-name="ce1"/>
          <table:table-cell table:number-columns-repeated="16"/>
          <table:table-cell table:style-name="ce1" office:value-type="float" office:value="-10.4832587857224" calcext:value-type="float">
            <text:p>-10.4832587857</text:p>
          </table:table-cell>
          <table:table-cell/>
          <table:table-cell table:style-name="ce1" office:value-type="float" office:value="11.7770702650912" calcext:value-type="float">
            <text:p>11.7770702651</text:p>
          </table:table-cell>
          <table:table-cell table:style-name="ce1" office:value-type="float" office:value="18.4405819268303" calcext:value-type="float">
            <text:p>18.4405819268</text:p>
          </table:table-cell>
          <table:table-cell table:style-name="ce1" office:value-type="float" office:value="-3.07614004265844" calcext:value-type="float">
            <text:p>-3.0761400427</text:p>
          </table:table-cell>
          <table:table-cell table:style-name="ce1" office:value-type="float" office:value="5.73167892628832" calcext:value-type="float">
            <text:p>5.7316789263</text:p>
          </table:table-cell>
          <table:table-cell table:style-name="ce1" office:value-type="float" office:value="3.01395517830479" calcext:value-type="float">
            <text:p>3.0139551783</text:p>
          </table:table-cell>
          <table:table-cell table:style-name="ce1" office:value-type="float" office:value="0.725837005412647" calcext:value-type="float">
            <text:p>0.7258370054</text:p>
          </table:table-cell>
          <table:table-cell table:style-name="ce1" office:value-type="float" office:value="-6.09453576580864" calcext:value-type="float">
            <text:p>-6.0945357658</text:p>
          </table:table-cell>
          <table:table-cell table:style-name="ce1" office:value-type="float" office:value="-0.986577137503552" calcext:value-type="float">
            <text:p>-0.9865771375</text:p>
          </table:table-cell>
          <table:table-cell table:number-columns-repeated="5"/>
          <table:table-cell table:style-name="ce1" office:value-type="float" office:value="2.1165123966927" calcext:value-type="float">
            <text:p>2.1165123967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table:style-name="ce1"/>
          <table:table-cell table:number-columns-repeated="18"/>
          <table:table-cell table:style-name="ce1" office:value-type="float" office:value="-42.6101308749528" calcext:value-type="float">
            <text:p>-42.610130875</text:p>
          </table:table-cell>
          <table:table-cell table:style-name="ce1" office:value-type="float" office:value="2.59420944815333" calcext:value-type="float">
            <text:p>2.5942094482</text:p>
          </table:table-cell>
          <table:table-cell table:style-name="ce1" office:value-type="float" office:value="-7.90620065618384" calcext:value-type="float">
            <text:p>-7.9062006562</text:p>
          </table:table-cell>
          <table:table-cell table:style-name="ce1" office:value-type="float" office:value="37.1292743963437" calcext:value-type="float">
            <text:p>37.1292743963</text:p>
          </table:table-cell>
          <table:table-cell table:style-name="ce1" office:value-type="float" office:value="7.12531129846713" calcext:value-type="float">
            <text:p>7.1253112985</text:p>
          </table:table-cell>
          <table:table-cell table:style-name="ce1" office:value-type="float" office:value="1.54055319505085" calcext:value-type="float">
            <text:p>1.5405531951</text:p>
          </table:table-cell>
          <table:table-cell table:style-name="ce1" office:value-type="float" office:value="-56.7643557554631" calcext:value-type="float">
            <text:p>-56.7643557555</text:p>
          </table:table-cell>
          <table:table-cell table:style-name="ce1" office:value-type="float" office:value="20.2021434702502" calcext:value-type="float">
            <text:p>20.2021434703</text:p>
          </table:table-cell>
          <table:table-cell table:style-name="ce1" office:value-type="float" office:value="-8.27011200020702" calcext:value-type="float">
            <text:p>-8.2701120002</text:p>
          </table:table-cell>
          <table:table-cell table:number-columns-repeated="4"/>
          <table:table-cell table:style-name="ce1" office:value-type="float" office:value="-5.21770083094905" calcext:value-type="float">
            <text:p>-5.2177008309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table:style-name="ce1"/>
          <table:table-cell table:number-columns-repeated="19"/>
          <table:table-cell table:style-name="ce1" office:value-type="float" office:value="-6.87880500819639" calcext:value-type="float">
            <text:p>-6.8788050082</text:p>
          </table:table-cell>
          <table:table-cell table:style-name="ce1" office:value-type="float" office:value="2.07905705663789" calcext:value-type="float">
            <text:p>2.0790570566</text:p>
          </table:table-cell>
          <table:table-cell table:style-name="ce1" office:value-type="float" office:value="-8.01037237238549" calcext:value-type="float">
            <text:p>-8.0103723724</text:p>
          </table:table-cell>
          <table:table-cell table:style-name="ce1" office:value-type="float" office:value="4.60365440315701" calcext:value-type="float">
            <text:p>4.6036544032</text:p>
          </table:table-cell>
          <table:table-cell table:style-name="ce1" office:value-type="float" office:value="-0.806223524922241" calcext:value-type="float">
            <text:p>-0.8062235249</text:p>
          </table:table-cell>
          <table:table-cell table:style-name="ce1" office:value-type="float" office:value="2.71185147056455" calcext:value-type="float">
            <text:p>2.7118514706</text:p>
          </table:table-cell>
          <table:table-cell table:style-name="ce1" office:value-type="float" office:value="-2.62839916283348" calcext:value-type="float">
            <text:p>-2.6283991628</text:p>
          </table:table-cell>
          <table:table-cell table:style-name="ce1" office:value-type="float" office:value="3.15506970771233" calcext:value-type="float">
            <text:p>3.1550697077</text:p>
          </table:table-cell>
          <table:table-cell table:style-name="ce1" office:value-type="float" office:value="5.92278587141563" calcext:value-type="float">
            <text:p>5.9227858714</text:p>
          </table:table-cell>
          <table:table-cell table:number-columns-repeated="3"/>
          <table:table-cell table:style-name="ce1" office:value-type="float" office:value="0.0165131601277566" calcext:value-type="float">
            <text:p>0.0165131601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4"/>
          <table:table-cell table:style-name="ce1" office:value-type="float" office:value="-23.2016562512268" calcext:value-type="float">
            <text:p>-23.2016562512</text:p>
          </table:table-cell>
          <table:table-cell/>
          <table:table-cell table:style-name="ce1" office:value-type="float" office:value="6.4260328687042" calcext:value-type="float">
            <text:p>6.4260328687</text:p>
          </table:table-cell>
          <table:table-cell table:style-name="ce1" office:value-type="float" office:value="-9.51054908143057" calcext:value-type="float">
            <text:p>-9.5105490814</text:p>
          </table:table-cell>
          <table:table-cell table:style-name="ce1" office:value-type="float" office:value="4.18130213540247" calcext:value-type="float">
            <text:p>4.1813021354</text:p>
          </table:table-cell>
          <table:table-cell table:style-name="ce1" office:value-type="float" office:value="18.2478021075538" calcext:value-type="float">
            <text:p>18.2478021076</text:p>
          </table:table-cell>
          <table:table-cell table:style-name="ce1" office:value-type="float" office:value="6.72211682711715" calcext:value-type="float">
            <text:p>6.7221168271</text:p>
          </table:table-cell>
          <table:table-cell table:style-name="ce1" office:value-type="float" office:value="26.9966714258951" calcext:value-type="float">
            <text:p>26.9966714259</text:p>
          </table:table-cell>
          <table:table-cell table:style-name="ce1" office:value-type="float" office:value="-3.36048082043642" calcext:value-type="float">
            <text:p>-3.3604808204</text:p>
          </table:table-cell>
          <table:table-cell table:style-name="ce1" office:value-type="float" office:value="16.4596044932902" calcext:value-type="float">
            <text:p>16.4596044933</text:p>
          </table:table-cell>
          <table:table-cell table:number-columns-repeated="2"/>
          <table:table-cell table:style-name="ce1" office:value-type="float" office:value="4.77342707831879" calcext:value-type="float">
            <text:p>4.7734270783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  <table:table-cell table:style-name="ce1" office:value-type="float" office:value="0.911027023465289" calcext:value-type="float">
            <text:p>0.9110270235</text:p>
          </table:table-cell>
          <table:table-cell/>
          <table:table-cell table:style-name="ce1" office:value-type="float" office:value="3.80618082191882" calcext:value-type="float">
            <text:p>3.8061808219</text:p>
          </table:table-cell>
          <table:table-cell table:style-name="ce1" office:value-type="float" office:value="7.80448567135031" calcext:value-type="float">
            <text:p>7.8044856714</text:p>
          </table:table-cell>
          <table:table-cell/>
          <table:table-cell table:style-name="ce1" office:value-type="float" office:value="1.59627085146533" calcext:value-type="float">
            <text:p>1.5962708515</text:p>
          </table:table-cell>
          <table:table-cell table:style-name="ce1" office:value-type="float" office:value="4.39884734215367" calcext:value-type="float">
            <text:p>4.3988473422</text:p>
          </table:table-cell>
          <table:table-cell table:style-name="ce1" office:value-type="float" office:value="-1.45165052995274" calcext:value-type="float">
            <text:p>-1.45165053</text:p>
          </table:table-cell>
          <table:table-cell table:style-name="ce1" office:value-type="float" office:value="-11.6666186796564" calcext:value-type="float">
            <text:p>-11.6666186797</text:p>
          </table:table-cell>
          <table:table-cell table:style-name="ce1" office:value-type="float" office:value="-10.826965546282" calcext:value-type="float">
            <text:p>-10.8269655463</text:p>
          </table:table-cell>
          <table:table-cell table:style-name="ce1" office:value-type="float" office:value="-10.7551120466341" calcext:value-type="float">
            <text:p>-10.7551120466</text:p>
          </table:table-cell>
          <table:table-cell/>
          <table:table-cell table:style-name="ce1" office:value-type="float" office:value="-1.79817056579686" calcext:value-type="float">
            <text:p>-1.7981705658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4"/>
          <table:table-cell table:style-name="ce1" office:value-type="float" office:value="1.06947469694054" calcext:value-type="float">
            <text:p>1.0694746969</text:p>
          </table:table-cell>
          <table:table-cell/>
          <table:table-cell table:style-name="ce1" office:value-type="float" office:value="-6.07965861823055" calcext:value-type="float">
            <text:p>-6.0796586182</text:p>
          </table:table-cell>
          <table:table-cell table:style-name="ce1" office:value-type="float" office:value="5.03403777745079" calcext:value-type="float">
            <text:p>5.0340377775</text:p>
          </table:table-cell>
          <table:table-cell/>
          <table:table-cell table:style-name="ce1" office:value-type="float" office:value="-6.10621172619855" calcext:value-type="float">
            <text:p>-6.1062117262</text:p>
          </table:table-cell>
          <table:table-cell table:style-name="ce1" office:value-type="float" office:value="1.3459621671002" calcext:value-type="float">
            <text:p>1.3459621671</text:p>
          </table:table-cell>
          <table:table-cell table:style-name="ce1" office:value-type="float" office:value="-4.36490443690384" calcext:value-type="float">
            <text:p>-4.3649044369</text:p>
          </table:table-cell>
          <table:table-cell table:style-name="ce1" office:value-type="float" office:value="-6.42872438406459" calcext:value-type="float">
            <text:p>-6.4287243841</text:p>
          </table:table-cell>
          <table:table-cell table:style-name="ce1" office:value-type="float" office:value="-0.883967189856243" calcext:value-type="float">
            <text:p>-0.8839671899</text:p>
          </table:table-cell>
          <table:table-cell table:style-name="ce1" office:value-type="float" office:value="-2.45835705551251" calcext:value-type="float">
            <text:p>-2.4583570555</text:p>
          </table:table-cell>
          <table:table-cell/>
          <table:table-cell table:style-name="ce1" office:value-type="float" office:value="-2.09692764103053" calcext:value-type="float">
            <text:p>-2.096927641</text:p>
          </table:table-cell>
          <table:table-cell table:number-columns-repeated="98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6"/>
          <table:table-cell table:style-name="ce1" office:value-type="float" office:value="23.3720556140389" calcext:value-type="float">
            <text:p>23.372055614</text:p>
          </table:table-cell>
          <table:table-cell table:style-name="ce1" office:value-type="float" office:value="3.41279075135349" calcext:value-type="float">
            <text:p>3.4127907514</text:p>
          </table:table-cell>
          <table:table-cell/>
          <table:table-cell table:style-name="ce1" office:value-type="float" office:value="-27.9132703908844" calcext:value-type="float">
            <text:p>-27.9132703909</text:p>
          </table:table-cell>
          <table:table-cell table:style-name="ce1" office:value-type="float" office:value="28.1143976688892" calcext:value-type="float">
            <text:p>28.1143976689</text:p>
          </table:table-cell>
          <table:table-cell table:style-name="ce1" office:value-type="float" office:value="-3.78636154194959" calcext:value-type="float">
            <text:p>-3.7863615419</text:p>
          </table:table-cell>
          <table:table-cell table:style-name="ce1" office:value-type="float" office:value="-30.5881309983498" calcext:value-type="float">
            <text:p>-30.5881309983</text:p>
          </table:table-cell>
          <table:table-cell table:style-name="ce1" office:value-type="float" office:value="-8.23615511104055" calcext:value-type="float">
            <text:p>-8.236155111</text:p>
          </table:table-cell>
          <table:table-cell table:style-name="ce1" office:value-type="float" office:value="2.31472258576534" calcext:value-type="float">
            <text:p>2.3147225858</text:p>
          </table:table-cell>
          <table:table-cell table:style-name="ce1" office:value-type="float" office:value="-9.57589075561944" calcext:value-type="float">
            <text:p>-9.5758907556</text:p>
          </table:table-cell>
          <table:table-cell table:style-name="ce1" office:value-type="float" office:value="-2.54287135308854" calcext:value-type="float">
            <text:p>-2.5428713531</text:p>
          </table:table-cell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8"/>
          <table:table-cell table:formula="of:=AVERAGE([.AM3];[.AM4];[.AM5];[.AM6];[.AM7];[.AM8];[.AM9];[.AM10];[.AM11];[.AM12];[.AM13];[.AM14];[.AM15];[.AM16];[.AM17];[.AM18];[.AM19];[.AM21];[.AM20];[.AM22];[.AM23];[.AM24];[.AM25];[.AM26];[.AM27];[.AM28];[.AM29])" office:value-type="float" office:value="-1.97439723249837" calcext:value-type="float">
            <text:p>-1.9743972325</text:p>
          </table:table-cell>
          <table:table-cell table:number-columns-repeated="98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3" style:display-name="Result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ah Kolano</meta:initial-creator>
    <meta:creation-date>2017-04-30T21:14:47</meta:creation-date>
    <dc:date>2017-05-01T14:02:05.613077287</dc:date>
    <meta:generator>LibreOffice/5.1.6.2$Linux_X86_64 LibreOffice_project/10m0$Build-2</meta:generator>
    <meta:editing-duration>PT8M31S</meta:editing-duration>
    <meta:editing-cycles>1</meta:editing-cycles>
    <meta:document-statistic meta:table-count="1" meta:cell-count="3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